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3.2694in" table:align="margins"/>
    </style:style>
    <style:style style:name="Table3.A" style:family="table-column">
      <style:table-column-properties style:column-width="0.3833in" style:rel-column-width="7683*"/>
    </style:style>
    <style:style style:name="Table3.B" style:family="table-column">
      <style:table-column-properties style:column-width="1.3778in" style:rel-column-width="27617*"/>
    </style:style>
    <style:style style:name="Table3.C" style:family="table-column">
      <style:table-column-properties style:column-width="0.7403in" style:rel-column-width="14838*"/>
    </style:style>
    <style:style style:name="Table3.D" style:family="table-column">
      <style:table-column-properties style:column-width="0.7681in" style:rel-column-width="15397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3.2688in" table:align="left"/>
    </style:style>
    <style:style style:name="Table5.A" style:family="table-column">
      <style:table-column-properties style:column-width="0.3701in"/>
    </style:style>
    <style:style style:name="Table5.B" style:family="table-column">
      <style:table-column-properties style:column-width="1.4319in"/>
    </style:style>
    <style:style style:name="Table5.C" style:family="table-column">
      <style:table-column-properties style:column-width="0.7333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Heading_20_1">
      <style:paragraph-properties fo:margin-top="0.05in" fo:margin-bottom="0.0098in"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Heading_20_2">
      <style:paragraph-properties fo:margin-top="0.05in" fo:margin-bottom="0.0098in"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Dept Loop</text:text-input></text:p>
      <text:p text:style-name="Standard"><text:text-input text:description="&lt;if test=&quot;len(get_hires(o.id)) &gt; 0 or len(get_terminations(o.id)) &gt; 0&quot;&gt;">IfHiresandTerms</text:text-input></text:p>
      <text:p text:style-name="P3"><text:text-input text:description="&lt;o.complete_name&gt;">Department Name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text:text-input text:description="&lt;for each=&quot;ee in get_hires(o.id, True)&quot;&gt;">Start EE Loop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6"><text:text-input text:description="&lt;get_hno(o.id)&gt;">No</text:text-input></text:p>
                </table:table-cell>
                <table:table-cell table:style-name="Table3.A1" office:value-type="string">
                  <text:p text:style-name="P6"><text:text-input text:description="&lt;ee['name']&gt;">Name</text:text-input></text:p>
                </table:table-cell>
                <table:table-cell table:style-name="Table3.A1" office:value-type="string">
                  <text:p text:style-name="P7"><text:text-input text:description="&lt;ee['fingerprint_id']&gt;">ID</text:text-input></text:p>
                </table:table-cell>
                <table:table-cell table:style-name="Table3.A1" office:value-type="string">
                  <text:p text:style-name="P6"><text:text-input text:description="&lt;ee['hire_date']&gt;">Hire Date</text:text-input></text:p>
                </table:table-cell>
              </table:table-row>
            </table:table>
            <text:p text:style-name="Standard"><text:text-input text:description="&lt;/for&gt;">End EE Loop</text:text-input></text:p>
          </table:table-cell>
          <table:table-cell table:style-name="Table1.A1" office:value-type="string">
            <text:p text:style-name="Standard"><text:text-input text:description="&lt;for each=&quot;ee in get_terminations(o.id, True)&quot;&gt;">Start EE Loop</text:text-input></text:p>
            <table:table table:name="Table5" table:style-name="Table5">
              <table:table-column table:style-name="Table5.A"/>
              <table:table-column table:style-name="Table5.B"/>
              <table:table-column table:style-name="Table5.C" table:number-columns-repeated="2"/>
              <table:table-row>
                <table:table-cell table:style-name="Table5.A1" office:value-type="string">
                  <text:p text:style-name="P6"><text:text-input text:description="&lt;get_tno(o.id)&gt;">No</text:text-input></text:p>
                </table:table-cell>
                <table:table-cell table:style-name="Table5.A1" office:value-type="string">
                  <text:p text:style-name="P6"><text:text-input text:description="&lt;ee['name']&gt;">Name</text:text-input></text:p>
                </table:table-cell>
                <table:table-cell table:style-name="Table5.A1" office:value-type="string">
                  <text:p text:style-name="P7"><text:text-input text:description="&lt;ee['fingerprint_id']&gt;">ID</text:text-input></text:p>
                </table:table-cell>
                <table:table-cell table:style-name="Table5.A1" office:value-type="string">
                  <text:p text:style-name="P6"><text:text-input text:description="&lt;ee['termination_date']&gt;">Hire Date</text:text-input></text:p>
                </table:table-cell>
              </table:table-row>
            </table:table>
            <text:p text:style-name="Standard"><text:text-input text:description="&lt;/for&gt;">End EE Loop</text:text-input></text:p>
          </table:table-cell>
        </table:table-row>
      </table:table>
      <text:p text:style-name="Standard"><text:text-input text:description="&lt;/if&gt;">EndIfHiresandTerms</text:text-input></text:p>
      <text:p text:style-name="Standard"><text:text-input text:description="&lt;/for&gt;">End Dept Loop</text:text-input></text:p>
      <text:p text:style-name="Standard"/>
      <text:p text:style-name="Standard">TOTAL NEW HIRES: <text:span text:style-name="T1"><text:text-input text:description="&lt;get_total_hires()&gt;">TotalH</text:text-input></text:span> <text:tab/><text:tab/><text:tab/>TOTAL TERMINATED: <text:span text:style-name="T1"><text:text-input text:description="&lt;get_total_terminations()&gt;">TotalT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3.2694in" table:align="margins"/>
    </style:style>
    <style:style style:name="Table7.A" style:family="table-column">
      <style:table-column-properties style:column-width="0.3764in" style:rel-column-width="7544*"/>
    </style:style>
    <style:style style:name="Table7.B" style:family="table-column">
      <style:table-column-properties style:column-width="1.3847in" style:rel-column-width="27756*"/>
    </style:style>
    <style:style style:name="Table7.C" style:family="table-column">
      <style:table-column-properties style:column-width="0.7472in" style:rel-column-width="14977*"/>
    </style:style>
    <style:style style:name="Table7.D" style:family="table-column">
      <style:table-column-properties style:column-width="0.7611in" style:rel-column-width="15258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9" style:family="table">
      <style:table-properties style:width="3.2688in" table:align="left"/>
    </style:style>
    <style:style style:name="Table9.A" style:family="table-column">
      <style:table-column-properties style:column-width="0.3701in"/>
    </style:style>
    <style:style style:name="Table9.B" style:family="table-column">
      <style:table-column-properties style:column-width="1.4319in"/>
    </style:style>
    <style:style style:name="Table9.C" style:family="table-column">
      <style:table-column-properties style:column-width="0.7333in"/>
    </style:style>
    <style:style style:name="Table9.A1" style:family="table-cell">
      <style:table-cell-properties fo:padding="0.0382in" fo:border-left="none" fo:border-right="none" fo:border-top="none" fo:border-bottom="0.0007in solid #000000"/>
    </style:style>
    <style:style style:name="MP1" style:family="paragraph" style:parent-style-name="Heading_20_1">
      <style:paragraph-properties fo:margin-top="0.05in" fo:margin-bottom="0.0098in" fo:text-align="center" style:justify-single-word="false"/>
      <style:text-properties style:text-underline-style="solid" style:text-underline-width="auto" style:text-underline-color="font-color"/>
    </style:style>
    <style:style style:name="MP2" style:family="paragraph" style:parent-style-name="Heading_20_2">
      <style:paragraph-properties fo:margin-top="0.05in" fo:margin-bottom="0.0098in" fo:text-align="center" style:justify-single-word="false"/>
      <style:text-properties fo:font-style="normal" style:font-style-asian="normal" style:font-style-complex="normal"/>
    </style:style>
    <style:style style:name="M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MP4" style:family="paragraph" style:parent-style-name="Table_20_Contents"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6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8.2681in" fo:page-height="11.6929in" style:num-format="1" style:print-orientation="portrait" fo:margin-top="0.1902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name&gt;">Company</text:text-input></text:h>
        <text:h text:style-name="MP2" text:outline-level="2">Employee Turnover for <text:text-input text:description="&lt;get_start()&gt;">Start</text:text-input> - <text:text-input text:description="&lt;get_end()&gt;">End</text:text-input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MP3">Newly Hired</text:p>
            </table:table-cell>
            <table:table-cell table:style-name="Table6.A1" office:value-type="string">
              <text:p text:style-name="MP3">Terminated (Resignation, Dismissal, etc)</text:p>
            </table:table-cell>
          </table:table-row>
          <table:table-row>
            <table:table-cell table:style-name="Table6.A1" office:value-type="string">
              <table:table table:name="Table7" table:style-name="Table7">
                <table:table-column table:style-name="Table7.A"/>
                <table:table-column table:style-name="Table7.B"/>
                <table:table-column table:style-name="Table7.C"/>
                <table:table-column table:style-name="Table7.D"/>
                <table:table-row>
                  <table:table-cell table:style-name="Table7.A1" office:value-type="string">
                    <text:p text:style-name="MP4">No</text:p>
                  </table:table-cell>
                  <table:table-cell table:style-name="Table7.A1" office:value-type="string">
                    <text:p text:style-name="MP4">Name</text:p>
                  </table:table-cell>
                  <table:table-cell table:style-name="Table7.A1" office:value-type="string">
                    <text:p text:style-name="MP5">ID</text:p>
                  </table:table-cell>
                  <table:table-cell table:style-name="Table7.A1" office:value-type="string">
                    <text:p text:style-name="MP4">Date</text:p>
                  </table:table-cell>
                </table:table-row>
              </table:table>
              <text:p text:style-name="Standard"/>
            </table:table-cell>
            <table:table-cell table:style-name="Table6.A1" office:value-type="string">
              <table:table table:name="Table9" table:style-name="Table9">
                <table:table-column table:style-name="Table9.A"/>
                <table:table-column table:style-name="Table9.B"/>
                <table:table-column table:style-name="Table9.C" table:number-columns-repeated="2"/>
                <table:table-row>
                  <table:table-cell table:style-name="Table9.A1" office:value-type="string">
                    <text:p text:style-name="MP4">No</text:p>
                  </table:table-cell>
                  <table:table-cell table:style-name="Table9.A1" office:value-type="string">
                    <text:p text:style-name="MP4">Name</text:p>
                  </table:table-cell>
                  <table:table-cell table:style-name="Table9.A1" office:value-type="string">
                    <text:p text:style-name="MP5">ID</text:p>
                  </table:table-cell>
                  <table:table-cell table:style-name="Table9.A1" office:value-type="string">
                    <text:p text:style-name="MP4">Date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13T14:59:44</meta:creation-date>
    <dc:date>2015-03-18T11:25:34</dc:date>
    <meta:editing-duration>PT2H59M22S</meta:editing-duration>
    <meta:editing-cycles>73</meta:editing-cycles>
    <meta:generator>OpenOffice.org/3.4.1$Unix OpenOffice.org_project/341m1$Build-9593</meta:generator>
    <meta:document-statistic meta:table-count="6" meta:image-count="0" meta:object-count="0" meta:page-count="1" meta:paragraph-count="30" meta:word-count="60" meta:character-count="324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